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684DC5D1253694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n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Tabulka2" style:family="table">
      <style:table-properties style:width="16.113cm" fo:margin-left="0cm" fo:margin-top="0cm" fo:margin-bottom="0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1cm"/>
    </style:style>
    <style:style style:name="Tabulka2.1" style:family="table-row">
      <style:table-row-properties fo:keep-together="auto"/>
    </style:style>
    <style:style style:name="Tabulka2.A1" style:family="table-cell">
      <style:table-cell-properties fo:background-color="#ffffff" fo:padding-left="0cm" fo:padding-right="0cm" fo:padding-top="0.25cm" fo:padding-bottom="0.25cm" fo:border="none">
        <style:background-image/>
      </style:table-cell-properties>
    </style:style>
    <style:style style:name="Tabulka2.2" style:family="table-row">
      <style:table-row-properties style:min-row-height="4.45cm" fo:keep-together="auto"/>
    </style:style>
    <style:style style:name="P1" style:family="paragraph" style:parent-style-name="Standard" style:master-page-name="First_20_Page">
      <style:paragraph-properties fo:text-align="end" style:justify-single-word="false" style:page-number="auto"/>
    </style:style>
    <style:style style:name="P2" style:family="paragraph" style:parent-style-name="Heading">
      <style:paragraph-properties fo:margin-top="0cm" fo:margin-bottom="0cm" loext:contextual-spacing="false"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7" style:family="paragraph" style:parent-style-name="Text_20_body">
      <style:paragraph-properties fo:margin-top="0.499cm" fo:margin-bottom="0.499cm" loext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Footer">
      <style:paragraph-properties fo:text-align="center" style:justify-single-word="false"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name-complex="Liberation Sans1" style:font-size-complex="10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6"/>
      <text:p text:style-name="P6"><text:span text:style-name="T1">dodatek č.1 k zadávacímu listu ze dne 14.6.2016</text:span>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1">Zadavatel</text:span><text:span text:style-name="T2">:</text:span></text:p>
          </table:table-cell>
          <table:table-cell table:style-name="Tabulka1.A1" office:value-type="string">
            <text:p text:style-name="Table_20_Contents"><text:span text:style-name="T1">Česká pirátská strana</text:span>, krajské sdružení SčK, kontakty:</text:p>
            <text:p text:style-name="Table_20_Contents">Kozlová Lenka, <text:a xlink:type="simple" xlink:href="mailto:ondrej.profant@pirati.cz" text:style-name="Internet_20_link" text:visited-style-name="Visited_20_Internet_20_Link"><text:span text:style-name="Internet_20_Link">l</text:span></text:a><text:span text:style-name="Internet_20_Link">enka.kozlova@pirati.cz</text:span></text:p>
            <text:p text:style-name="Table_20_Contents">předsedkyně krajského sdružení Středočeského kraje</text:p>
            <text:p text:style-name="Table_20_Contents">František Kopřiva, <text:a xlink:type="simple" xlink:href="mailto:frantisek.kopriva@pirati.cz" text:style-name="Internet_20_link" text:visited-style-name="Visited_20_Internet_20_Link"><text:span text:style-name="Internet_20_Link">frantisek.kopriva@pirati.cz</text:span></text:a></text:p>
            <text:p text:style-name="Table_20_Contents">místopředseda krajského sdružení Středočeského kraje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Dodavatel</text:span><text:span text:style-name="T2">:</text:span></text:p>
          </table:table-cell>
          <table:table-cell table:style-name="Tabulka1.A1" office:value-type="string">
            <text:p text:style-name="Table_20_Contents"><text:span text:style-name="T1">Vladislav Tobias Esner</text:span> sídlo Varšavská 715/36, 120 00, Praha – Vinohrady, IČO: 730 15 601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Zadaný úkol</text:span>:</text:p>
          </table:table-cell>
          <table:table-cell table:style-name="Tabulka1.A1" office:value-type="string">
            <text:p text:style-name="P5">pomoc s administrativou a byrokracií, zpracovávání přihlášky, smluv a dalších dokumentů, hlídání termínů a aktualizací, svolávání schůzí krajského sdružení a online porady, předsedání jednání krajského fóra a místních fór, účastnění se dle možností porad a schůzí a pořízování zápisů, komunikace s místními sdruženími.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Smluvní typ</text:span>:</text:p>
          </table:table-cell>
          <table:table-cell table:style-name="Tabulka1.A1" office:value-type="string">
            <text:p text:style-name="Table_20_Contents">Příkazní smlouva na dobu určitou do 31.10.2016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Místo plnění</text:span>:</text:p>
          </table:table-cell>
          <table:table-cell table:style-name="Tabulka1.A1" office:value-type="string">
            <text:p text:style-name="Table_20_Contents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Odměna</text:span>:</text:p>
          </table:table-cell>
          <table:table-cell table:style-name="Tabulka1.A1" office:value-type="string">
            <text:p text:style-name="Table_20_Contents">75 Kč/h; Odměna nepřesáhne celkové plnění 9000.-, je v kompetenci PKS a měsíční výše nepřesáhne 1/6 maximálního plnění.</text:p>
            <text:p text:style-name="Table_20_Contents">V případě nadstandartního plnění, je možná závěrečná mimořádná odměn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Termín provedení</text:span>:</text:p>
          </table:table-cell>
          <table:table-cell table:style-name="Tabulka1.A1" office:value-type="string">
            <text:p text:style-name="Table_20_Contents">31. 10. 2016</text:p>
          </table:table-cell>
        </table:table-row>
      </table:table>
      <text:p text:style-name="P4">Vztah mezi smluvními stranami se dále řídí podmínkami zadavatele pro placené úkoly zveřejněnými na &lt;<text:a xlink:type="simple" xlink:href="https://www.pirati.cz/rules/ppu" text:style-name="Internet_20_link" text:visited-style-name="Visited_20_Internet_20_Link"><text:span text:style-name="Internet_20_Link">https://www.pirati.cz/rules/ppu</text:span></text:a>&gt;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Table_20_Contents"><text:span text:style-name="T1">Potvrzení</text:span></text:p>
          </table:table-cell>
          <table:table-cell table:style-name="Tabulka2.A1" office:value-type="string">
            <text:p text:style-name="Table_20_Contents"><text:span text:style-name="T1">Den</text:span></text:p>
          </table:table-cell>
          <table:table-cell table:style-name="Tabulka2.A1" office:value-type="string">
            <text:p text:style-name="Table_20_Contents"><text:span text:style-name="T1">Za zadavatele</text:span><text:span text:style-name="T2">:</text:span></text:p>
          </table:table-cell>
          <table:table-cell table:style-name="Tabulka2.A1" office:value-type="string">
            <text:p text:style-name="Table_20_Contents"><text:span text:style-name="T1">Za dodavatele</text:span><text:span text:style-name="T2">:</text:span></text:p>
          </table:table-cell>
        </table:table-row>
        <table:table-row table:style-name="Tabulka2.2">
          <table:table-cell table:style-name="Tabulka2.A1" office:value-type="string">
            <text:p text:style-name="Table_20_Contents">Uzavření smlouvy:</text:p>
          </table:table-cell>
          <table:table-cell table:style-name="Tabulka2.A1" office:value-type="string">
            <text:p text:style-name="Table_20_Contents">14. 08. 2016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_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n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simple" style:writing-mode="lr-tb"/>
      <style:text-properties fo:color="#000000" style:font-name="Liberation Sans" fo:font-family="'Liberation Sans', Arial" style:font-family-generic="roman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default-outline-level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margin-top="0cm" fo:margin-bottom="0cm" loext:contextual-spacing="false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/>
    <style:style style:name="List_20_Heading" style:display-name="List Heading" style:family="paragraph" style:parent-style-name="Standard" style:default-outline-level="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Characters" style:display-name="Footnote Characters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name-complex="Liberation Sans1" style:font-size-complex="10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Obrázek1" text:anchor-type="char" svg:x="0cm" svg:y="0.002cm" svg:width="5.664cm" svg:height="2.344cm" draw:z-index="0"><draw:image xlink:href="Pictures/100002010000044A000001C71684DC5D1253694E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8T20:42:39</meta:creation-date>
    <meta:initial-creator>Jakub Michálek</meta:initial-creator>
    <dc:language>en-US</dc:language>
    <meta:print-date>2016-06-14T19:41:58</meta:print-date>
    <dc:date>2016-11-02T20:13:19</dc:date>
    <meta:editing-cycles>92</meta:editing-cycles>
    <meta:editing-duration>P24DT12H17M</meta:editing-duration>
    <meta:generator>LibreOffice/5.1.4.2$Linux_X86_64 LibreOffice_project/10m0$Build-2</meta:generator>
    <meta:document-statistic meta:table-count="2" meta:image-count="1" meta:object-count="0" meta:page-count="1" meta:paragraph-count="31" meta:word-count="198" meta:character-count="1482" meta:non-whitespace-character-count="1313"/>
    <meta:user-defined meta:name="Informace 1"/>
    <meta:user-defined meta:name="Informace 2"/>
    <meta:user-defined meta:name="Informace 3"/>
    <meta:user-defined meta:name="Informace 4"/>
  </office:meta>
</office:document-meta>
</file>